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4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e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 style:writing-mode="lr-tb"/>
    </style:style>
    <style:style style:name="Tabella1.A" style:family="table-column">
      <style:table-column-properties style:column-width="0.794cm"/>
    </style:style>
    <style:style style:name="Tabella1.B" style:family="table-column">
      <style:table-column-properties style:column-width="1.296cm"/>
    </style:style>
    <style:style style:name="Tabella1.C" style:family="table-column">
      <style:table-column-properties style:column-width="1.217cm"/>
    </style:style>
    <style:style style:name="Tabella1.E" style:family="table-column">
      <style:table-column-properties style:column-width="0.503cm"/>
    </style:style>
    <style:style style:name="Tabella1.F" style:family="table-column">
      <style:table-column-properties style:column-width="2.09cm"/>
    </style:style>
    <style:style style:name="Tabella1.G" style:family="table-column">
      <style:table-column-properties style:column-width="0.736cm"/>
    </style:style>
    <style:style style:name="Tabella1.H" style:family="table-column">
      <style:table-column-properties style:column-width="1.461cm"/>
    </style:style>
    <style:style style:name="Tabella1.I" style:family="table-column">
      <style:table-column-properties style:column-width="0.806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1.132cm"/>
    </style:style>
    <style:style style:name="Tabella1.L" style:family="table-column">
      <style:table-column-properties style:column-width="1.743cm"/>
    </style:style>
    <style:style style:name="Tabella1.M" style:family="table-column">
      <style:table-column-properties style:column-width="1.402cm"/>
    </style:style>
    <style:style style:name="Tabella1.1" style:family="table-row">
      <style:table-row-properties style:min-row-height="0.011cm" fo:keep-together="always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N1" style:family="table-cell">
      <style:table-cell-properties style:vertical-align="middle" fo:padding="0.097cm" fo:border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3" style:family="table-row">
      <style:table-row-properties style:row-height="0.011cm" fo:keep-together="always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none" fo:border-top="none" fo:border-bottom="0.05pt soli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25pt solid #000000"/>
    </style:style>
    <style:style style:name="Tabella1.C5" style:family="table-cell">
      <style:table-cell-properties fo:padding="0.097cm" fo:border-left="none" fo:border-right="0.05pt solid #000000" fo:border-top="none" fo:border-bottom="0.2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3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asian="Tahoma" style:font-name-complex="Tahoma"/>
    </style:style>
    <style:style style:name="P4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5" style:family="paragraph" style:parent-style-name="Standard">
      <style:paragraph-properties style:writing-mode="lr-tb"/>
      <style:text-properties style:font-name="Tahoma" officeooo:paragraph-rsid="00103ba1" style:font-name-complex="Tahoma"/>
    </style:style>
    <style:style style:name="P6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officeooo:paragraph-rsid="00103ba1" style:font-name-complex="Tahoma"/>
    </style:style>
    <style:style style:name="P7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ahoma" fo:font-size="12pt" fo:font-weight="bold" officeooo:rsid="00027676" officeooo:paragraph-rsid="00103ba1" style:font-size-asian="12pt" style:font-weight-asian="bold" style:font-name-complex="Tahoma" style:font-size-complex="12pt" style:font-weight-complex="bold"/>
    </style:style>
    <style:style style:name="P9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9pt" style:font-size-asian="9pt" style:font-name-complex="Tahoma" style:font-size-complex="9pt"/>
    </style:style>
    <style:style style:name="P10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10pt" style:font-name-asian="Tahoma" style:font-name-complex="Tahoma" style:font-size-complex="10pt"/>
    </style:style>
    <style:style style:name="P11" style:family="paragraph" style:parent-style-name="Standard">
      <style:paragraph-properties style:writing-mode="lr-tb">
        <style:tab-stops>
          <style:tab-stop style:position="4.501cm"/>
        </style:tab-stops>
      </style:paragraph-properties>
    </style:style>
    <style:style style:name="P12" style:family="paragraph" style:parent-style-name="PARERE_20_TITOLO">
      <style:paragraph-properties style:writing-mode="lr-tb"/>
    </style:style>
    <style:style style:name="P13" style:family="paragraph" style:parent-style-name="PARERE_20_TESTO">
      <style:paragraph-properties style:writing-mode="lr-tb">
        <style:tab-stops>
          <style:tab-stop style:position="4.501cm"/>
        </style:tab-stops>
      </style:paragraph-properties>
      <style:text-properties style:font-name="Tahoma" fo:font-size="12pt" style:font-name-asian="Tahoma" style:font-size-asian="12pt" style:font-name-complex="Tahoma" style:font-size-complex="12pt"/>
    </style:style>
    <style:style style:name="P14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83cm" style:type="center"/>
        </style:tab-stops>
      </style:paragraph-properties>
      <style:text-properties style:font-name="Tahoma" style:font-name-complex="Tahoma"/>
    </style:style>
    <style:style style:name="P15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style:font-name-complex="Tahoma"/>
    </style:style>
    <style:style style:name="P16" style:family="paragraph" style:parent-style-name="Standard">
      <style:paragraph-properties fo:margin-left="8.07cm" fo:margin-right="0cm" fo:text-align="center" style:justify-single-word="false" fo:text-indent="0cm" style:auto-text-indent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fo:font-size="12pt" style:font-size-asian="12pt" style:font-name-complex="Tahoma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bold" officeooo:rsid="000d2ee8" officeooo:paragraph-rsid="00103ba1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103ba1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03ba1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officeooo:paragraph-rsid="00103ba1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officeooo:paragraph-rsid="00103ba1" style:font-size-asian="9pt" style:font-size-complex="9pt"/>
    </style:style>
    <style:style style:name="P24" style:family="paragraph" style:parent-style-name="Table_20_Contents">
      <style:text-properties style:font-name="Arial" fo:font-size="9pt" officeooo:paragraph-rsid="00103ba1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Tahoma1" fo:font-size="9pt" fo:font-weight="bold" officeooo:rsid="000d2ee8" officeooo:paragraph-rsid="00103ba1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Tahoma1" fo:font-size="9pt" fo:font-weight="bold" officeooo:rsid="000d2ee8" officeooo:paragraph-rsid="00103ba1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ahoma1" fo:font-size="9pt" officeooo:paragraph-rsid="00103ba1" style:font-size-asian="9pt" style:font-size-complex="9pt"/>
    </style:style>
    <style:style style:name="P28" style:family="paragraph" style:parent-style-name="Normale">
      <style:text-properties fo:font-size="6pt" officeooo:paragraph-rsid="00103ba1" style:font-size-asian="6pt" style:font-size-complex="6pt"/>
    </style:style>
    <style:style style:name="P29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ahoma" style:font-name-asian="Tahoma" style:font-name-complex="Tahoma"/>
    </style:style>
    <style:style style:name="P30" style:family="paragraph" style:parent-style-name="Table_20_Contents">
      <style:text-properties style:font-name="Arial" fo:font-size="9pt" style:font-size-asian="9pt" style:font-size-complex="9pt"/>
    </style:style>
    <style:style style:name="T1" style:family="text">
      <style:text-properties fo:font-size="14pt" fo:font-weight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size-complex="12pt" style:font-weight-complex="bold"/>
    </style:style>
    <style:style style:name="T4" style:family="text">
      <style:text-properties fo:language="zxx" fo:country="none"/>
    </style:style>
    <style:style style:name="T5" style:family="text">
      <style:text-properties officeooo:rsid="00122f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[#list documentRoot.parere as p]</text:p>
      <text:p text:style-name="P3"/>
      <text:p text:style-name="P4"><text:span text:style-name="T3">${p.SUDDIVISIONE_PARERE} ${p.UNITA_PARERE}</text:span><text:span text:style-name="T1"> </text:span></text:p>
      <text:p text:style-name="P11"/>
      <text:p text:style-name="P12">PARERE DI <text:s/><text:span text:style-name="T4">REGOLARITA' CONTABILE</text:span></text:p>
      <text:p text:style-name="P9"/>
      <text:p text:style-name="P10"/>
      <text:p text:style-name="P13">Sulla proposta n. ${p.NUMERO_PROPOSTA}<text:span text:style-name="T4">/${p.ANNO_PROPOSTA}</text:span> ad oggetto: <text:span text:style-name="T4">${p.OGGETTO_PROPOSTA}</text:span> si esprime ai sensi dell’art. 49, 1° comma del Decreto legislativo n. 267 del 18 agosto 2000, parere ${p.ESITO_PARERE} in ordine alla <text:span text:style-name="T4">regolarita' contabile</text:span>.</text:p>
      <text:p text:style-name="P8">DATI CONTABILI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 table:number-columns-repeated="2"/>
        <table:table-row table:style-name="Tabella1.1">
          <table:table-cell table:style-name="Tabella1.A1" table:number-rows-spanned="2" office:value-type="string">
            <text:p text:style-name="P18">S/E</text:p>
          </table:table-cell>
          <table:table-cell table:style-name="Tabella1.A1" table:number-rows-spanned="2" office:value-type="string">
            <text:p text:style-name="P18">Codice</text:p>
          </table:table-cell>
          <table:table-cell table:style-name="Tabella1.A1" table:number-rows-spanned="2" office:value-type="string">
            <text:p text:style-name="P18">Cap.</text:p>
          </table:table-cell>
          <table:table-cell table:style-name="Tabella1.A1" table:number-rows-spanned="2" office:value-type="string">
            <text:p text:style-name="P18">Azione</text:p>
          </table:table-cell>
          <table:table-cell table:style-name="Tabella1.A1" office:value-type="string">
            <text:p text:style-name="P19"/>
          </table:table-cell>
          <table:table-cell table:style-name="Tabella1.A1" office:value-type="string">
            <text:p text:style-name="P18">Importo</text:p>
          </table:table-cell>
          <table:table-cell table:style-name="Tabella1.A1" table:number-columns-spanned="2" office:value-type="string">
            <text:p text:style-name="P18">Prenotazione</text:p>
          </table:table-cell>
          <table:covered-table-cell/>
          <table:table-cell table:style-name="Tabella1.A1" table:number-columns-spanned="2" office:value-type="string">
            <text:p text:style-name="P18">Impegno</text:p>
          </table:table-cell>
          <table:covered-table-cell/>
          <table:table-cell table:style-name="Tabella1.A1" table:number-columns-spanned="2" office:value-type="string">
            <text:p text:style-name="P18">Accertamento</text:p>
          </table:table-cell>
          <table:covered-table-cell/>
          <table:table-cell table:style-name="Tabella1.A1" table:number-rows-spanned="2" office:value-type="string">
            <text:p text:style-name="P18">CUP</text:p>
          </table:table-cell>
          <table:table-cell table:style-name="Tabella1.N1" table:number-rows-spanned="2" office:value-type="string">
            <text:p text:style-name="P18">CIG</text:p>
          </table:table-cell>
        </table:table-row>
        <table:table-row table:style-name="Tabella1.1">
          <table:covered-table-cell/>
          <table:covered-table-cell/>
          <table:covered-table-cell/>
          <table:covered-table-cell/>
          <table:table-cell table:style-name="Tabella1.E4" office:value-type="string">
            <text:p text:style-name="P25"/>
          </table:table-cell>
          <table:table-cell table:style-name="Tabella1.F2" office:value-type="string">
            <text:p text:style-name="P25">€</text:p>
          </table:table-cell>
          <table:table-cell table:style-name="Tabella1.F2" office:value-type="string">
            <text:p text:style-name="P25">N.</text:p>
          </table:table-cell>
          <table:table-cell table:style-name="Tabella1.F2" office:value-type="string">
            <text:p text:style-name="P25">Anno</text:p>
          </table:table-cell>
          <table:table-cell table:style-name="Tabella1.F2" office:value-type="string">
            <text:p text:style-name="P25">N.</text:p>
          </table:table-cell>
          <table:table-cell table:style-name="Tabella1.F2" office:value-type="string">
            <text:p text:style-name="P25">Anno</text:p>
          </table:table-cell>
          <table:table-cell table:style-name="Tabella1.F2" office:value-type="string">
            <text:p text:style-name="P25">N.</text:p>
          </table:table-cell>
          <table:table-cell table:style-name="Tabella1.F2" office:value-type="string">
            <text:p text:style-name="P25">Anno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14" office:value-type="string">
            <text:p text:style-name="P28">[#list documentRoot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22">${m.M_ENTRATA_USCITA}</text:p>
          </table:table-cell>
          <table:table-cell table:style-name="Tabella1.B4" office:value-type="string">
            <text:p text:style-name="P22">${m.M_CODICE}</text:p>
          </table:table-cell>
          <table:table-cell table:style-name="Tabella1.C4" office:value-type="string">
            <text:p text:style-name="P22">${m.M_CAPITOLO}</text:p>
          </table:table-cell>
          <table:table-cell table:style-name="Tabella1.D4" office:value-type="string">
            <text:p text:style-name="P22">${m.M_AZIONE}</text:p>
          </table:table-cell>
          <table:table-cell table:style-name="Tabella1.E4" office:value-type="string">
            <text:p text:style-name="P22">${m.M_SEGNO}</text:p>
          </table:table-cell>
          <table:table-cell table:style-name="Tabella1.F4" office:value-type="string">
            <text:p text:style-name="P23">${m.M_IMPORTO}</text:p>
          </table:table-cell>
          <table:table-cell table:style-name="Tabella1.G4" office:value-type="string">
            <text:p text:style-name="P22">${m.M_NUMERO_PRENOTAZIONE}</text:p>
          </table:table-cell>
          <table:table-cell table:style-name="Tabella1.H4" office:value-type="string">
            <text:p text:style-name="P22">${m.M_ANNO_PRENOTAZIONE}</text:p>
          </table:table-cell>
          <table:table-cell table:style-name="Tabella1.I4" office:value-type="string">
            <text:p text:style-name="P22">${m.M_NUMERO_IMPEGNO}</text:p>
          </table:table-cell>
          <table:table-cell table:style-name="Tabella1.J4" office:value-type="string">
            <text:p text:style-name="P22">${m.M_ANNO_IMPEGNO}</text:p>
          </table:table-cell>
          <table:table-cell table:style-name="Tabella1.K4" office:value-type="string">
            <text:p text:style-name="P22">${m.M_NUMERO_ACCERTAMENTO}</text:p>
          </table:table-cell>
          <table:table-cell table:style-name="Tabella1.L4" office:value-type="string">
            <text:p text:style-name="P22">${m.M_ANNO_ACCERTAMENTO}</text:p>
          </table:table-cell>
          <table:table-cell table:style-name="Tabella1.M4" office:value-type="string">
            <text:p text:style-name="P22">${m.M_CUP}</text:p>
          </table:table-cell>
          <table:table-cell table:style-name="Tabella1.N4" office:value-type="string">
            <text:p text:style-name="P22">${m.M_CIG}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20">Note:</text:p>
          </table:table-cell>
          <table:covered-table-cell/>
          <table:table-cell table:style-name="Tabella1.C5" table:number-columns-spanned="12" office:value-type="string">
            <text:p text:style-name="P24">${m.M_NO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4" office:value-type="string">
            <text:p text:style-name="P28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4" office:value-type="string">
            <text:p text:style-name="P26">TOTALE ENTRATE:</text:p>
          </table:table-cell>
          <table:covered-table-cell/>
          <table:covered-table-cell/>
          <table:covered-table-cell/>
          <table:table-cell table:style-name="Tabella1.E7" office:value-type="string">
            <text:p text:style-name="P21">${p.MSE}</text:p>
          </table:table-cell>
          <table:table-cell table:style-name="Tabella1.F7" office:value-type="string">
            <text:p text:style-name="P21">${p.M_TOTALE_ENTRATE}</text:p>
          </table:table-cell>
          <table:table-cell table:style-name="Tabella1.G7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8" table:number-columns-spanned="4" office:value-type="string">
            <text:p text:style-name="P26">TOTALE SPESE:</text:p>
          </table:table-cell>
          <table:covered-table-cell/>
          <table:covered-table-cell/>
          <table:covered-table-cell/>
          <table:table-cell table:style-name="Tabella1.E8" office:value-type="string">
            <text:p text:style-name="P21">${p.MSU}</text:p>
          </table:table-cell>
          <table:table-cell table:style-name="Tabella1.F8" office:value-type="string">
            <text:p text:style-name="P21">${p.M_TOTALE_USCITE}</text:p>
          </table:table-cell>
          <table:table-cell table:style-name="Tabella1.G8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section text:style-name="Sect1" text:name="DATA_FIRMA" text:protected="true">
        <text:p text:style-name="P7">Bologna li, ${p.DATA_FIRMA} </text:p>
      </text:section>
      <text:p text:style-name="P2"/>
      <text:p text:style-name="P1"/>
      <text:p text:style-name="P16">Sottoscritto dal Dirigente</text:p>
      <text:p text:style-name="P14"><text:soft-page-break/>(<text:span text:style-name="T2">${p.FIRMATARIO}</text:span>)</text:p>
      <text:p text:style-name="P15">con firma digitale</text:p>
      <text:p text:style-name="P17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Tahoma4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e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fo:font-size="12pt" fo:language="it" fo:country="IT" style:font-name-asian="Arial Unicode MS" style:font-family-asian="'Arial Unicode MS'" style:font-family-generic-asian="swiss" style:font-pitch-asian="variable" style:language-asian="zxx" style:country-asian="non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tyle="italic" style:font-name-complex="Tahoma4" style:font-family-complex="Tahoma" style:font-family-generic-complex="swiss" style:font-style-complex="italic"/>
    </style:style>
    <style:style style:name="Index_20__28_user_29_" style:display-name="Index (user)" style:family="paragraph" style:parent-style-name="Standard">
      <style:text-properties style:font-name-complex="Tahoma4" style:font-family-complex="Tahoma" style:font-family-generic-complex="swiss"/>
    </style:style>
    <style:style style:name="WW-Heading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" style:family="paragraph" style:parent-style-name="Standard"/>
    <style:style style:name="WW-Heading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" style:family="paragraph" style:parent-style-name="Standard"/>
    <style:style style:name="WW-Heading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" style:family="paragraph" style:parent-style-name="Standard"/>
    <style:style style:name="WW-Heading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" style:family="paragraph" style:parent-style-name="Standard"/>
    <style:style style:name="WW-Heading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" style:family="paragraph" style:parent-style-name="Standard"/>
    <style:style style:name="WW-Heading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" style:family="paragraph" style:parent-style-name="Standard"/>
    <style:style style:name="WW-Heading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" style:family="paragraph" style:parent-style-name="Standard"/>
    <style:style style:name="WW-Heading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" style:family="paragraph" style:parent-style-name="Standard"/>
    <style:style style:name="WW-Heading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" style:family="paragraph" style:parent-style-name="Standard"/>
    <style:style style:name="WW-Heading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" style:family="paragraph" style:parent-style-name="Standard"/>
    <style:style style:name="WW-Heading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" style:family="paragraph" style:parent-style-name="Standard"/>
    <style:style style:name="Heading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Index1" style:family="paragraph" style:parent-style-name="Standard"/>
    <style:style style:name="WW-Heading1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1" style:family="paragraph" style:parent-style-name="Standard"/>
    <style:style style:name="WW-Heading11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11" style:family="paragraph" style:parent-style-name="Standard"/>
    <style:style style:name="WW-Heading111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111" style:family="paragraph" style:parent-style-name="Standard"/>
    <style:style style:name="WW-Heading1111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ERE_20_TITOLO" style:display-name="PARERE 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" fo:font-family="Tahoma" style:font-family-generic="swiss" style:font-pitch="variable" fo:font-size="12pt" fo:language="it" fo:country="IT" fo:font-weight="bold" style:font-name-asian="Tahoma" style:font-family-asian="Tahoma" style:font-family-generic-asian="swiss" style:font-pitch-asian="variable" style:language-asian="it" style:country-asian="IT" style:font-name-complex="Tahoma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PARERE_20_TESTO" style:display-name="PARERE TESTO" style:family="paragraph">
      <style:paragraph-properties fo:line-height="150%" fo:text-align="justify" style:justify-single-word="false" fo:hyphenation-ladder-count="no-limit" style:text-autospace="ideograph-alpha"/>
      <style:text-properties style:use-window-font-color="true" style:font-name="Tahoma" fo:font-family="Tahoma" style:font-family-generic="swiss" style:font-pitch="variable" fo:font-size="12pt" fo:language="it" fo:country="IT" style:font-name-asian="Tahoma" style:font-family-asian="Tahoma" style:font-family-generic-asian="swiss" style:font-pitch-asian="variable" style:language-asian="it" style:country-asian="IT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e" style:family="paragraph">
      <style:paragraph-properties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Default_20_Paragraph_20_Font" style:display-name="Default Paragraph Font" style:family="text"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1"><draw:image xlink:href="Pictures/100002000000013D0000006638F684D6BF951C8E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3T11:13:00</meta:creation-date>
    <dc:date>2016-01-19T16:20:28.042000000</dc:date>
    <meta:print-date>1601-01-01T00:00:00</meta:print-date>
    <meta:generator>LibreOffice/5.0.2.2$Windows_x86 LibreOffice_project/37b43f919e4de5eeaca9b9755ed688758a8251fe</meta:generator>
    <meta:editing-duration>PT3H30M59S</meta:editing-duration>
    <meta:editing-cycles>23</meta:editing-cycles>
    <meta:document-statistic meta:table-count="1" meta:image-count="1" meta:object-count="0" meta:page-count="2" meta:paragraph-count="51" meta:word-count="100" meta:character-count="940" meta:non-whitespace-character-count="888"/>
  </office:meta>
</office:document-meta>
</file>